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81cm" fo:margin-left="1.101cm" fo:margin-top="0.101cm" fo:margin-bottom="0cm" fo:break-before="page" table:align="left"/>
    </style:style>
    <style:style style:name="Tabla1.A" style:family="table-column">
      <style:table-column-properties style:column-width="10.88cm"/>
    </style:style>
    <style:style style:name="Tabla1.B" style:family="table-column">
      <style:table-column-properties style:column-width="0.217cm"/>
    </style:style>
    <style:style style:name="Tabla1.C" style:family="table-column">
      <style:table-column-properties style:column-width="7.713cm"/>
    </style:style>
    <style:style style:name="Tabla1.1" style:family="table-row">
      <style:table-row-properties style:min-row-height="0.639cm"/>
    </style:style>
    <style:style style:name="Tabla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.B1" style:family="table-cell">
      <style:table-cell-properties style:vertical-align="" fo:padding="0cm" fo:border="none"/>
    </style:style>
    <style:style style:name="Tabla1.C1" style:family="table-cell">
      <style:table-cell-properties style:vertical-align="" fo:padding="0cm" fo:border="none"/>
    </style:style>
    <style:style style:name="Tabla3" style:family="table">
      <style:table-properties style:width="10.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895cm" style:rel-column-width="29484*"/>
    </style:style>
    <style:style style:name="Tabla3.B" style:family="table-column">
      <style:table-column-properties style:column-width="2.004cm" style:rel-column-width="12070*"/>
    </style:style>
    <style:style style:name="Tabla3.C" style:family="table-column">
      <style:table-column-properties style:column-width="2.002cm" style:rel-column-width="12059*"/>
    </style:style>
    <style:style style:name="Tabla3.D" style:family="table-column">
      <style:table-column-properties style:column-width="1.979cm" style:rel-column-width="11922*"/>
    </style:style>
    <style:style style:name="Tabla3.1" style:family="table-row">
      <style:table-row-properties style:min-row-height="0.011cm"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dddddd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3.A2" style:family="table-cell">
      <style:table-cell-properties style:vertical-align="middle" fo:background-color="#eeeeee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3.B2" style:family="table-cell">
      <style:table-cell-properties style:vertical-align="middle" fo:background-color="#eeeeee" fo:padding="0.097cm" fo:border="none" style:writing-mode="page">
        <style:background-image/>
      </style:table-cell-properties>
    </style:style>
    <style:style style:name="Tabla3.D2" style:family="table-cell">
      <style:table-cell-properties style:vertical-align="middle" fo:background-color="#eeeeee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3.3" style:family="table-row">
      <style:table-row-properties style:min-row-height="0.011cm"/>
    </style:style>
    <style:style style:name="Tabla3.A3" style:family="table-cell">
      <style:table-cell-properties fo:padding="0.097cm" fo:border-left="0.05pt solid #000000" fo:border-right="0.05pt solid #000000" fo:border-top="none" fo:border-bottom="none"/>
    </style:style>
    <style:style style:name="Tabla3.4" style:family="table-row">
      <style:table-row-properties style:min-row-height="0.011cm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5" style:family="table-row">
      <style:table-row-properties style:min-row-height="0.011cm"/>
    </style:style>
    <style:style style:name="Tabla3.A5" style:family="table-cell">
      <style:table-cell-properties fo:padding="0.097cm" fo:border-left="0.05pt solid #000000" fo:border-right="0.05pt solid #000000" fo:border-top="none" fo:border-bottom="none"/>
    </style:style>
    <style:style style:name="Tabla3.6" style:family="table-row">
      <style:table-row-properties style:min-row-height="0.011cm"/>
    </style:style>
    <style:style style:name="Tabla3.A6" style:family="table-cell">
      <style:table-cell-properties fo:padding="0.097cm" fo:border-left="0.05pt solid #000000" fo:border-right="0.05pt solid #000000" fo:border-top="none" fo:border-bottom="none"/>
    </style:style>
    <style:style style:name="Tabla3.7" style:family="table-row">
      <style:table-row-properties style:min-row-height="0.011cm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8" style:family="table-row">
      <style:table-row-properties style:min-row-height="0.011cm"/>
    </style:style>
    <style:style style:name="Tabla3.A8" style:family="table-cell">
      <style:table-cell-properties fo:padding="0.097cm" fo:border-left="0.05pt solid #000000" fo:border-right="0.05pt solid #000000" fo:border-top="none" fo:border-bottom="none"/>
    </style:style>
    <style:style style:name="Tabla3.9" style:family="table-row">
      <style:table-row-properties style:min-row-height="0.011cm"/>
    </style:style>
    <style:style style:name="Tabla3.A9" style:family="table-cell">
      <style:table-cell-properties fo:padding="0.097cm" fo:border-left="0.05pt solid #000000" fo:border-right="none" fo:border-top="none" fo:border-bottom="0.05pt solid #000000"/>
    </style:style>
    <style:style style:name="Tabla3.B9" style:family="table-cell">
      <style:table-cell-properties fo:background-color="#eeeeee" fo:padding="0.097cm" fo:border-left="none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eeeeee" fo:padding="0.097cm" fo:border-left="none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0.88cm" fo:break-before="column" table:align="margins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4.498cm" style:rel-column-width="27093*"/>
    </style:style>
    <style:style style:name="Tabla8.B" style:family="table-column">
      <style:table-column-properties style:column-width="0.397cm" style:rel-column-width="2390*"/>
    </style:style>
    <style:style style:name="Tabla8.C" style:family="table-column">
      <style:table-column-properties style:column-width="2.004cm" style:rel-column-width="12070*"/>
    </style:style>
    <style:style style:name="Tabla8.D" style:family="table-column">
      <style:table-column-properties style:column-width="2.002cm" style:rel-column-width="12059*"/>
    </style:style>
    <style:style style:name="Tabla8.E" style:family="table-column">
      <style:table-column-properties style:column-width="1.979cm" style:rel-column-width="11923*"/>
    </style:style>
    <style:style style:name="Tabla8.1" style:family="table-row">
      <style:table-row-properties style:min-row-height="0.011cm" fo:background-color="transparent" fo:keep-together="auto">
        <style:background-image/>
      </style:table-row-properties>
    </style:style>
    <style:style style:name="Tabla8.A1" style:family="table-cell">
      <style:table-cell-properties style:vertical-align="" fo:background-color="#dddddd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8.A2" style:family="table-cell">
      <style:table-cell-properties style:vertical-align="middle" fo:background-color="#eeeeee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8.B2" style:family="table-cell">
      <style:table-cell-properties style:vertical-align="middle" fo:background-color="#eeeeee" fo:padding="0.097cm" fo:border="none" style:writing-mode="page">
        <style:background-image/>
      </style:table-cell-properties>
    </style:style>
    <style:style style:name="Tabla8.E2" style:family="table-cell">
      <style:table-cell-properties style:vertical-align="middle" fo:background-color="#eeeeee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8.A3" style:family="table-cell">
      <style:table-cell-properties style:vertical-align="" fo:background-color="transparent" fo:padding="0.097cm" fo:border-left="0.05pt solid #000000" fo:border-right="0.05pt solid #000000" fo:border-top="none" fo:border-bottom="none" style:writing-mode="page">
        <style:background-image/>
      </style:table-cell-properties>
    </style:style>
    <style:style style:name="Tabla8.A4" style:family="table-cell">
      <style:table-cell-properties style:vertical-align="" fo:background-color="transparent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8.B4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a8.E4" style:family="table-cell">
      <style:table-cell-properties style:vertical-align="" fo:background-color="transparent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8.A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8.C6" style:family="table-cell">
      <style:table-cell-properties style:vertical-align="" fo:background-color="#eeeeee" fo:padding="0.097cm" fo:border-left="none" fo:border-right="none" fo:border-top="none" fo:border-bottom="0.05pt solid #000000" style:writing-mode="page">
        <style:background-image/>
      </style:table-cell-properties>
    </style:style>
    <style:style style:name="Tabla8.E6" style:family="table-cell">
      <style:table-cell-properties style:vertical-align="" fo:background-color="#eeeeee" fo:padding="0.097cm" fo:border-left="none" fo:border-right="0.05pt solid #000000" fo:border-top="none" fo:border-bottom="0.05pt solid #000000" style:writing-mode="page">
        <style:background-image/>
      </style:table-cell-properties>
    </style:style>
    <style:style style:name="Tabla4" style:family="table">
      <style:table-properties style:width="7.71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2.185cm" style:rel-column-width="18568*"/>
    </style:style>
    <style:style style:name="Tabla4.B" style:family="table-column">
      <style:table-column-properties style:column-width="0.385cm" style:rel-column-width="3267*"/>
    </style:style>
    <style:style style:name="Tabla4.C" style:family="table-column">
      <style:table-column-properties style:column-width="2.626cm" style:rel-column-width="22314*"/>
    </style:style>
    <style:style style:name="Tabla4.D" style:family="table-column">
      <style:table-column-properties style:column-width="0.908cm" style:rel-column-width="7717*"/>
    </style:style>
    <style:style style:name="Tabla4.E" style:family="table-column">
      <style:table-column-properties style:column-width="1.609cm" style:rel-column-width="13669*"/>
    </style:style>
    <style:style style:name="Tabla4.1" style:family="table-row">
      <style:table-row-properties style:min-row-height="0.492cm"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dddddd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4.2" style:family="table-row">
      <style:table-row-properties style:min-row-height="0.605cm" fo:background-color="transparent" fo:keep-together="auto">
        <style:background-image/>
      </style:table-row-properties>
    </style:style>
    <style:style style:name="Tabla4.A2" style:family="table-cell">
      <style:table-cell-properties style:vertical-align="middle" fo:background-color="#eeeeee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4.C2" style:family="table-cell">
      <style:table-cell-properties style:vertical-align="middle" fo:background-color="#eeeeee" fo:padding="0.097cm" fo:border="none" style:writing-mode="page">
        <style:background-image/>
      </style:table-cell-properties>
    </style:style>
    <style:style style:name="Tabla4.D2" style:family="table-cell">
      <style:table-cell-properties style:vertical-align="middle" fo:background-color="#eeeeee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4.3" style:family="table-row">
      <style:table-row-properties style:min-row-height="0.605cm"/>
    </style:style>
    <style:style style:name="Tabla4.A3" style:family="table-cell">
      <style:table-cell-properties fo:padding="0.097cm" fo:border-left="0.05pt solid #000000" fo:border-right="0.05pt solid #000000" fo:border-top="none" fo:border-bottom="none"/>
    </style:style>
    <style:style style:name="Tabla4.A4" style:family="table-cell">
      <style:table-cell-properties fo:padding="0.097cm" fo:border-left="0.05pt solid #000000" fo:border-right="none" fo:border-top="none" fo:border-bottom="none"/>
    </style:style>
    <style:style style:name="Tabla4.B4" style:family="table-cell">
      <style:table-cell-properties fo:padding="0.097cm" fo:border="none"/>
    </style:style>
    <style:style style:name="Tabla4.E4" style:family="table-cell">
      <style:table-cell-properties fo:padding="0.097cm" fo:border-left="none" fo:border-right="0.05pt solid #000000" fo:border-top="none" fo:border-bottom="none"/>
    </style:style>
    <style:style style:name="Tabla4.A5" style:family="table-cell">
      <style:table-cell-properties fo:padding="0.097cm" fo:border-left="0.05pt solid #000000" fo:border-right="0.05pt solid #000000" fo:border-top="none" fo:border-bottom="none"/>
    </style:style>
    <style:style style:name="Tabla4.6" style:family="table-row">
      <style:table-row-properties style:min-row-height="0.309cm"/>
    </style:style>
    <style:style style:name="Tabla4.A6" style:family="table-cell">
      <style:table-cell-properties fo:padding="0.097cm" fo:border-left="0.05pt solid #000000" fo:border-right="0.05pt solid #000000" fo:border-top="none" fo:border-bottom="none"/>
    </style:style>
    <style:style style:name="Tabla4.7" style:family="table-row">
      <style:table-row-properties fo:background-color="transparent" fo:keep-together="auto">
        <style:background-image/>
      </style:table-row-properties>
    </style:style>
    <style:style style:name="Tabla4.A8" style:family="table-cell">
      <style:table-cell-properties fo:padding="0.097cm" fo:border-left="0.05pt solid #000000" fo:border-right="0.05pt solid #000000" fo:border-top="none" fo:border-bottom="none"/>
    </style:style>
    <style:style style:name="Tabla4.A9" style:family="table-cell">
      <style:table-cell-properties fo:padding="0.097cm" fo:border-left="0.05pt solid #000000" fo:border-right="none" fo:border-top="none" fo:border-bottom="none"/>
    </style:style>
    <style:style style:name="Tabla4.B9" style:family="table-cell">
      <style:table-cell-properties fo:padding="0.097cm" fo:border="none"/>
    </style:style>
    <style:style style:name="Tabla4.E9" style:family="table-cell">
      <style:table-cell-properties fo:padding="0.097cm" fo:border-left="none" fo:border-right="0.05pt solid #000000" fo:border-top="none" fo:border-bottom="none"/>
    </style:style>
    <style:style style:name="Tabla4.A10" style:family="table-cell">
      <style:table-cell-properties fo:padding="0.097cm" fo:border-left="0.05pt solid #000000" fo:border-right="0.05pt solid #000000" fo:border-top="none" fo:border-bottom="none"/>
    </style:style>
    <style:style style:name="Tabla4.A11" style:family="table-cell">
      <style:table-cell-properties fo:padding="0.097cm" fo:border-left="0.05pt solid #000000" fo:border-right="0.05pt solid #000000" fo:border-top="none" fo:border-bottom="none"/>
    </style:style>
    <style:style style:name="Tabla4.12" style:family="table-row">
      <style:table-row-properties style:min-row-height="1.344cm"/>
    </style:style>
    <style:style style:name="Tabla4.A12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a4.D12" style:family="table-cell">
      <style:table-cell-properties fo:background-color="#eeeeee" fo:padding="0.097cm" fo:border-left="none" fo:border-right="0.05pt solid #000000" fo:border-top="none" fo:border-bottom="none">
        <style:background-image/>
      </style:table-cell-properties>
    </style:style>
    <style:style style:name="Tabla4.13" style:family="table-row">
      <style:table-row-properties style:min-row-height="0.429cm"/>
    </style:style>
    <style:style style:name="Tabla4.A13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4.D13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4.14" style:family="table-row">
      <style:table-row-properties style:min-row-height="0.173cm"/>
    </style:style>
    <style:style style:name="Tabla4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0" style:family="paragraph" style:parent-style-name="Standard">
      <style:text-properties fo:font-size="2pt" style:font-size-asian="2pt" style:font-size-complex="2pt"/>
    </style:style>
    <style:style style:name="P31" style:family="paragraph" style:parent-style-name="Standard">
      <style:text-properties style:font-name="Lucida Sans" fo:font-size="14pt" style:font-size-asian="14pt" style:font-size-complex="14pt"/>
    </style:style>
    <style:style style:name="P32" style:family="paragraph" style:parent-style-name="Standard">
      <style:text-properties officeooo:rsid="00c4443a" officeooo:paragraph-rsid="00c4443a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0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font-size="8pt" officeooo:paragraph-rsid="00b87837" style:font-size-asian="8pt" style:font-size-complex="8pt"/>
    </style:style>
    <style:style style:name="P43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9f282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b210af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a07c9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83d39f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paragraph-rsid="00726bbb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rsid="004695b3" officeooo:paragraph-rsid="004695b3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rsid="004695b3" officeooo:paragraph-rsid="00b8e59e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76fc07" officeooo:paragraph-rsid="0076fc07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76fc07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76fc07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b34a86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4pt" fo:letter-spacing="-0.007cm" fo:font-weight="normal" officeooo:rsid="0083a075" officeooo:paragraph-rsid="0083a075" style:font-size-asian="3.5pt" style:font-weight-asian="normal" style:font-name-complex="Lucida Sans" style:font-size-complex="4pt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76fc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2" style:family="paragraph" style:parent-style-name="Table_20_Contents">
      <loext:graphic-properties draw:fill="solid" draw:fill-color="#dddddd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#dddddd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" style:font-size-complex="8pt" style:font-weight-complex="bold"/>
    </style:style>
    <style:style style:name="P63" style:family="paragraph" style:parent-style-name="Table_20_Contents">
      <style:paragraph-properties fo:margin-left="0cm" fo:margin-right="0cm" fo:margin-top="0cm" fo:margin-bottom="0cm" loext:contextual-spacing="true" fo:line-height="15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4498e5" officeooo:paragraph-rsid="00b5183f" style:font-size-asian="8pt" style:font-weight-asian="bold" style:font-name-complex="Lucida Sans" style:font-size-complex="8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4498e5" officeooo:paragraph-rsid="00b87837" style:font-size-asian="8pt" style:font-weight-asian="bold" style:font-name-complex="Lucida Sans" style:font-size-complex="8pt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1b2caa" officeooo:paragraph-rsid="00b87837" style:font-size-asian="8pt" style:font-weight-asian="bold" style:font-name-complex="Lucida Sans" style:font-size-complex="8pt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b5183f" style:font-size-asian="9pt" style:font-weight-asian="bold" style:font-name-complex="Lucida Sans" style:font-size-complex="9pt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c26650" style:font-size-asian="9pt" style:font-weight-asian="bold" style:font-name-complex="Lucida Sans" style:font-size-complex="9pt" style:font-weight-complex="bold"/>
    </style:style>
    <style:style style:name="P68" style:family="paragraph" style:parent-style-name="Table_20_Contents">
      <style:paragraph-properties fo:margin-left="0cm" fo:margin-right="0cm" fo:margin-top="0cm" fo:margin-bottom="0cm" loext:contextual-spacing="true" fo:line-height="15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badabe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9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c1f29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1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2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3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5" style:family="paragraph" style:parent-style-name="Table_20_Contents">
      <loext:graphic-properties draw:fill="solid" draw:fill-color="#dddddd" draw:opacity="100%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ackground-color="#dddddd"/>
      <style:text-properties fo:color="#221f1f" style:font-name="Lucida Sans" fo:font-size="8pt" fo:letter-spacing="-0.007cm" fo:font-weight="bold" officeooo:rsid="00b210af" officeooo:paragraph-rsid="00b210af" style:font-size-asian="8pt" style:font-weight-asian="bold" style:font-name-complex="Lucida Sans" style:font-size-complex="8pt" style:font-weight-complex="bold"/>
    </style:style>
    <style:style style:name="P76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font-name="Lucida Sans" fo:font-size="8pt" fo:letter-spacing="-0.007cm" fo:font-weight="normal" officeooo:rsid="00b210af" officeooo:paragraph-rsid="00b210af" style:font-size-asian="8pt" style:font-weight-asian="normal" style:font-name-complex="Lucida Sans" style:font-size-complex="8pt" style:font-weight-complex="normal"/>
    </style:style>
    <style:style style:name="P7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font-name="Lucida Sans" fo:font-size="8pt" fo:letter-spacing="-0.007cm" fo:font-weight="normal" officeooo:rsid="00b97b28" officeooo:paragraph-rsid="00b97b28" style:font-size-asian="8pt" style:font-weight-asian="normal" style:font-name-complex="Lucida Sans" style:font-size-complex="8pt" style:font-weight-complex="normal"/>
    </style:style>
    <style:style style:name="P78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c1f29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9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0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1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552c5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2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3" style:family="paragraph" style:parent-style-name="Table_20_Contents">
      <loext:graphic-properties draw:fill="solid" draw:fill-color="#dddddd" draw:opacity="100%"/>
      <style:paragraph-properties fo:margin-left="0cm" fo:margin-right="0cm" fo:margin-top="0cm" fo:margin-bottom="0cm" loext:contextual-spacing="true" fo:text-align="center" style:justify-single-word="false" fo:text-indent="0cm" style:auto-text-indent="false" fo:background-color="#dddddd"/>
      <style:text-properties style:font-name="Lucida Sans" fo:font-size="8pt" fo:font-weight="bold" officeooo:rsid="00b70d51" officeooo:paragraph-rsid="00b70d51" style:font-size-asian="8pt" style:font-weight-asian="bold" style:font-size-complex="8pt" style:font-weight-complex="bold"/>
    </style:style>
    <style:style style:name="P84" style:family="paragraph" style:parent-style-name="Table_20_Contents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85" style:family="paragraph" style:parent-style-name="Table_20_Contents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86" style:family="paragraph" style:parent-style-name="Normal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style:text-autospace="none" style:snap-to-layout-grid="false"/>
      <style:text-properties fo:color="#221f1f" style:text-position="-5% 100%" style:font-name="Lucida Sans" fo:font-size="8pt" fo:letter-spacing="-0.007cm" fo:font-style="normal" fo:font-weight="bold" officeooo:rsid="001b2caa" officeooo:paragraph-rsid="00bc03c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7" style:family="paragraph" style:parent-style-name="Text_20_body" style:master-page-name="">
      <style:paragraph-properties style:page-number="auto" fo:break-before="column"/>
      <style:text-properties fo:font-size="10pt" style:font-size-asian="8.75pt" style:font-size-complex="10pt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" style:font-size-complex="12pt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letter-spacing="0.004cm" fo:font-style="normal" style:font-style-asian="normal" style:font-style-complex="normal"/>
    </style:style>
    <style:style style:name="T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style:font-size-asian="10pt" style:font-name-complex="Lucida Sans" style:font-size-complex="10pt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letter-spacing="-0.009cm" style:font-size-asian="9pt" style:font-size-complex="9pt"/>
    </style:style>
    <style:style style:name="T2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0" style:family="text">
      <style:text-properties fo:color="#221f1f" style:text-position="-5% 100%" fo:font-size="8pt" fo:letter-spacing="-0.007cm" fo:font-style="normal" style:text-underline-style="none" fo:font-weight="normal" officeooo: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fo:letter-spacing="-0.007cm" fo:font-style="normal" officeooo:rsid="001c3d3e" style:font-style-asian="normal" style:font-style-complex="normal"/>
    </style:style>
    <style:style style:name="T32" style:family="text">
      <style:text-properties fo:letter-spacing="-0.007cm" fo:font-style="italic" style:font-style-asian="italic" style:font-style-complex="italic"/>
    </style:style>
    <style:style style:name="T33" style:family="text">
      <style:text-properties fo:letter-spacing="-0.007cm" fo:font-style="normal" officeooo:rsid="001b2caa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tyle="normal" style:text-underline-style="none" officeooo:rsid="001b2caa" style:font-style-asian="normal" style:font-style-complex="normal"/>
    </style:style>
    <style:style style:name="T41" style:family="text">
      <style:text-properties style:text-position="-5% 100%" fo:font-style="normal" officeooo:rsid="001c3d3e" style:font-style-asian="normal" style:font-style-complex="normal"/>
    </style:style>
    <style:style style:name="T42" style:family="text">
      <style:text-properties style:text-position="-5% 100%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3" style:family="text">
      <style:text-properties style:text-position="-5% 100%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44" style:family="text">
      <style:text-properties style:text-position="-5% 100%" fo:font-size="8pt" fo:font-style="normal" style:text-underline-style="none" fo:font-weight="normal" officeooo:rsid="00c26650" style:font-size-asian="8pt" style:font-style-asian="normal" style:font-weight-asian="normal" style:font-size-complex="8pt" style:font-style-complex="normal" style:font-weight-complex="normal"/>
    </style:style>
    <style:style style:name="T45" style:family="text">
      <style:text-properties style:text-position="-5% 100%" fo:letter-spacing="-0.009cm" fo:font-style="normal" style:font-style-asian="normal" style:font-style-complex="normal"/>
    </style:style>
    <style:style style:name="T46" style:family="text">
      <style:text-properties style:text-position="-5% 100%" fo:letter-spacing="-0.009cm" fo:font-style="normal" officeooo:rsid="00badabe" style:font-style-asian="normal" style:font-style-complex="normal"/>
    </style:style>
    <style:style style:name="T47" style:family="text">
      <style:text-properties style:text-position="-5% 100%" fo:letter-spacing="-0.016cm" fo:font-style="normal" style:font-style-asian="normal" style:font-style-complex="normal"/>
    </style:style>
    <style:style style:name="T4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fo:font-size="8pt" style:font-size-asian="8pt" style:font-size-complex="8pt"/>
    </style:style>
    <style:style style:name="T50" style:family="text">
      <style:text-properties style:use-window-font-color="true"/>
    </style:style>
    <style:style style:name="T51" style:family="text">
      <style:text-properties officeooo:rsid="001c3d3e"/>
    </style:style>
    <style:style style:name="T52" style:family="text">
      <style:text-properties fo:letter-spacing="-0.009cm"/>
    </style:style>
    <style:style style:name="T53" style:family="text">
      <style:text-properties fo:letter-spacing="-0.016cm"/>
    </style:style>
    <style:style style:name="T54" style:family="text"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T55" style:family="text">
      <style:text-properties fo:font-size="9pt" style:text-underline-style="none" style:font-size-asian="9pt" style:font-size-complex="9pt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officeooo:rsid="00c8f9a4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 table:style-name="Tabla3.1">
                <table:table-cell table:style-name="Tabla3.A1" table:number-columns-spanned="4" office:value-type="string">
                  <text:p text:style-name="P62">Comprobantes cancelados</text:p>
                </table:table-cell>
                <table:covered-table-cell/>
                <table:covered-table-cell/>
                <table:covered-table-cell/>
              </table:table-row>
              <table:table-row table:style-name="Tabla3.1">
                <table:table-cell table:style-name="Tabla3.A2" office:value-type="string">
                  <text:p text:style-name="P66"><text:span text:style-name="Fuente_20_de_20_párrafo_20_predeter."><text:span text:style-name="T43">Comprobante</text:span></text:span></text:p>
                </table:table-cell>
                <table:table-cell table:style-name="Tabla3.B2" office:value-type="string">
                  <text:p text:style-name="P66"><text:span text:style-name="Fuente_20_de_20_párrafo_20_predeter."><text:span text:style-name="T43">Fecha </text:span></text:span><text:span text:style-name="Fuente_20_de_20_párrafo_20_predeter."><text:span text:style-name="T42">Venc.</text:span></text:span></text:p>
                </table:table-cell>
                <table:table-cell table:style-name="Tabla3.B2" office:value-type="string">
                  <text:p text:style-name="P66"><text:span text:style-name="Fuente_20_de_20_párrafo_20_predeter."><text:span text:style-name="T43">Importe</text:span></text:span></text:p>
                </table:table-cell>
                <table:table-cell table:style-name="Tabla3.D2" office:value-type="string">
                  <text:p text:style-name="P67"><text:span text:style-name="Fuente_20_de_20_párrafo_20_predeter."><text:span text:style-name="T44">Cancelado</text:span></text:span></text:p>
                </table:table-cell>
              </table:table-row>
              <table:table-row table:style-name="Tabla3.3">
                <table:table-cell table:style-name="Tabla3.A6" table:number-columns-spanned="4" office:value-type="string">
                  <text:p text:style-name="P43"><text:text-input text:description="&lt;for each=&quot;line in o.with_context(payment_group_id=o.id).matched_move_line_ids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4">
                <table:table-cell table:style-name="Tabla3.A7" office:value-type="string">
                  <text:p text:style-name="P49"><text:text-input text:description="&lt;line.move_id.display_name&gt;">21654321613</text:text-input></text:p>
                </table:table-cell>
                <table:table-cell table:style-name="Tabla3.B4" office:value-type="string">
                  <text:p text:style-name="P51"><text:text-input text:description="&lt;formatLang(line.date_maturity, date=True)&gt;">19/12/1984</text:text-input></text:p>
                </table:table-cell>
                <table:table-cell table:style-name="Tabla3.C4" office:value-type="string">
                  <text:p text:style-name="P50"><text:text-input text:description="&lt;formatLang(line.balance)&gt;">216543216</text:text-input></text:p>
                </table:table-cell>
                <table:table-cell table:style-name="Tabla3.D4" office:value-type="string">
                  <text:p text:style-name="P50"><text:text-input text:description="&lt;formatLang(line.payment_group_matched_amount)&gt;">21654321613</text:text-input></text:p>
                </table:table-cell>
              </table:table-row>
              <table:table-row table:style-name="Tabla3.5">
                <table:table-cell table:style-name="Tabla3.A6" table:number-columns-spanned="4" office:value-type="string">
                  <text:p text:style-name="P43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6">
                <table:table-cell table:style-name="Tabla3.A6" table:number-columns-spanned="4" office:value-type="string">
                  <text:p text:style-name="P53"><text:text-input text:description="&lt;if test=&quot;o.unmatched_amount&quot;&gt;">if writeoff_amount and without_writeoff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7">
                <table:table-cell table:style-name="Tabla3.A7" office:value-type="string">
                  <text:p text:style-name="P54">A cuenta</text:p>
                </table:table-cell>
                <table:table-cell table:style-name="Tabla3.B7" office:value-type="string">
                  <text:p text:style-name="P44"/>
                </table:table-cell>
                <table:table-cell table:style-name="Tabla3.C7" office:value-type="string">
                  <text:p text:style-name="P55"/>
                </table:table-cell>
                <table:table-cell table:style-name="Tabla3.D7" office:value-type="string">
                  <text:p text:style-name="P56"><text:text-input text:description="&lt;formatLang(o.unmatched_amount)&gt;">a cuenta</text:text-input></text:p>
                </table:table-cell>
              </table:table-row>
              <table:table-row table:style-name="Tabla3.8">
                <table:table-cell table:style-name="Tabla3.A8" table:number-columns-spanned="4" office:value-type="string">
                  <text:p text:style-name="P57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9">
                <table:table-cell table:style-name="Tabla3.A9" office:value-type="string">
                  <text:p text:style-name="P61"/>
                </table:table-cell>
                <table:table-cell table:style-name="Tabla3.B9" table:number-columns-spanned="2" office:value-type="string">
                  <text:p text:style-name="P68"><text:span text:style-name="T51">TOTAL CANCELADO</text:span><text:span text:style-name="T52"> </text:span><text:span text:style-name="T53"><text:text-input text:description="&lt;o.currency_id.symbol&gt;">USD</text:text-input></text:span></text:p>
                </table:table-cell>
                <table:covered-table-cell/>
                <table:table-cell table:style-name="Tabla3.D9" office:value-type="string">
                  <text:p text:style-name="P63"><text:text-input text:description="&lt;formatLang(o.unmatched_amount + o.matched_amount)&gt;">9.999,50</text:text-input></text:p>
                </table:table-cell>
              </table:table-row>
            </table:table>
            <text:p text:style-name="P87"/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column table:style-name="Tabla8.D"/>
              <table:table-column table:style-name="Tabla8.E"/>
              <table:table-row table:style-name="Tabla8.1">
                <table:table-cell table:style-name="Tabla8.A1" table:number-columns-spanned="5" office:value-type="string">
                  <text:p text:style-name="P75">Comprobantes <text:span text:style-name="T57">pendientes</text:span> al <text:text-input text:description="&lt;formatLang(time.localtime(),date=True)&gt;">11/11/2011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8.1">
                <table:table-cell table:style-name="Tabla8.A2" office:value-type="string">
                  <text:p text:style-name="P76"><text:span text:style-name="Fuente_20_de_20_párrafo_20_predeter."><text:span text:style-name="T40">Comprobante</text:span></text:span></text:p>
                </table:table-cell>
                <table:table-cell table:style-name="Tabla8.B2" table:number-columns-spanned="2" office:value-type="string">
                  <text:p text:style-name="P77">Fecha Venc.</text:p>
                </table:table-cell>
                <table:covered-table-cell/>
                <table:table-cell table:style-name="Tabla8.B2" office:value-type="string">
                  <text:p text:style-name="P76"><text:span text:style-name="Fuente_20_de_20_párrafo_20_predeter."><text:span text:style-name="T40">Importe</text:span></text:span></text:p>
                </table:table-cell>
                <table:table-cell table:style-name="Tabla8.E2" office:value-type="string">
                  <text:p text:style-name="P76"><text:span text:style-name="Fuente_20_de_20_párrafo_20_predeter."><text:span text:style-name="T40">Saldo</text:span></text:span></text:p>
                </table:table-cell>
              </table:table-row>
              <table:table-row table:style-name="Tabla8.1">
                <table:table-cell table:style-name="Tabla8.A3" table:number-columns-spanned="5" office:value-type="string">
                  <text:p text:style-name="P45"><text:text-input text:description="&lt;for each=&quot;line in o.partner_type=='customer' and o.partner_id.commercial_partner_id.receivable_debt_ids or o.partner_id.commercial_partner_id.payable_debt_ids&quot;&gt;">For each line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8.1">
                <table:table-cell table:style-name="Tabla8.A4" office:value-type="string">
                  <text:p text:style-name="P45"><text:text-input text:description="&lt;line.document_number&gt;">216543216</text:text-input></text:p>
                </table:table-cell>
                <table:table-cell table:style-name="Tabla8.B4" table:number-columns-spanned="2" office:value-type="string">
                  <text:p text:style-name="P52"><text:text-input text:description="&lt;formatLang(line.date_maturity, date=True)&gt;">19/12/1984</text:text-input></text:p>
                </table:table-cell>
                <table:covered-table-cell/>
                <table:table-cell table:style-name="Tabla8.B4" office:value-type="string">
                  <text:p text:style-name="P45"><text:text-input text:description="&lt;formatLang(line.amount)&gt;">216543216</text:text-input></text:p>
                </table:table-cell>
                <table:table-cell table:style-name="Tabla8.E4" office:value-type="string">
                  <text:p text:style-name="P45"><text:text-input text:description="&lt;formatLang(line.amount_residual)&gt;">216543216</text:text-input></text:p>
                </table:table-cell>
              </table:table-row>
              <table:table-row table:style-name="Tabla8.1">
                <table:table-cell table:style-name="Tabla8.A3" table:number-columns-spanned="5" office:value-type="string">
                  <text:p text:style-name="P58"><text:text-input text:description="&lt;/for&gt;">End For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8.1">
                <table:table-cell table:style-name="Tabla8.A6" table:number-columns-spanned="2" office:value-type="string">
                  <text:p text:style-name="P58"/>
                </table:table-cell>
                <table:covered-table-cell/>
                <table:table-cell table:style-name="Tabla8.C6" table:number-columns-spanned="2" office:value-type="string">
                  <text:p text:style-name="P65"><text:span text:style-name="T41">TOTAL</text:span><text:span text:style-name="T45"> </text:span><text:span text:style-name="T46">ABIERTO </text:span><text:span text:style-name="T47"><text:text-input text:description="&lt;o.currency_id.symbol&gt;">USD</text:text-input></text:span></text:p>
                </table:table-cell>
                <table:covered-table-cell/>
                <table:table-cell table:style-name="Tabla8.E6" office:value-type="string">
                  <text:p text:style-name="P64"><text:text-input text:description="&lt;sum(o.partner_type=='customer' and o.partner_id.commercial_partner_id.receivable_debt_ids.mapped('amount_residual')or o.partner_id.commercial_partner_id.payable_debt_ids.mapped('amount_residual'))&gt;">9.999,50</text:text-input></text:p>
                </table:table-cell>
              </table:table-row>
            </table:table>
            <text:p text:style-name="P41"/>
          </table:table-cell>
          <table:table-cell table:style-name="Tabla1.B1" office:value-type="string">
            <text:p text:style-name="P40"/>
          </table:table-cell>
          <table:table-cell table:style-name="Tabla1.C1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D"/>
              <table:table-column table:style-name="Tabla4.E"/>
              <table:table-row table:style-name="Tabla4.1">
                <table:table-cell table:style-name="Tabla4.A1" table:number-columns-spanned="5" office:value-type="string">
                  <text:p text:style-name="P83">Medios de pago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2">
                <table:table-cell table:style-name="Tabla4.A2" table:number-columns-spanned="2" office:value-type="string">
                  <text:p text:style-name="P85"><text:span text:style-name="Fuente_20_de_20_párrafo_20_predeter."><text:span text:style-name="T30">N Cheque</text:span></text:span></text:p>
                </table:table-cell>
                <table:covered-table-cell/>
                <table:table-cell table:style-name="Tabla4.C2" office:value-type="string">
                  <text:p text:style-name="P85"><text:span text:style-name="Fuente_20_de_20_párrafo_20_predeter."><text:span text:style-name="T30">Banco</text:span></text:span></text:p>
                </table:table-cell>
                <table:table-cell table:style-name="Tabla4.D2" table:number-columns-spanned="2" office:value-type="string">
                  <text:p text:style-name="P84"><text:span text:style-name="Fuente_20_de_20_párrafo_20_predeter."><text:span text:style-name="T30">Importe</text:span></text:span></text:p>
                </table:table-cell>
                <table:covered-table-cell/>
              </table:table-row>
              <table:table-row table:style-name="Tabla4.3">
                <table:table-cell table:style-name="Tabla4.A6" table:number-columns-spanned="5" office:value-type="string">
                  <text:p text:style-name="P46"><text:text-input text:description="&lt;for each=&quot;line in o.mapped('payment_ids.check_ids')&quot;&gt;">For each line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4.A9" office:value-type="string">
                  <text:p text:style-name="P47"><text:text-input text:description="&lt;line.name&gt;">21654321613</text:text-input></text:p>
                </table:table-cell>
                <table:table-cell table:style-name="Tabla4.B4" table:number-columns-spanned="3" office:value-type="string">
                  <text:p text:style-name="P47"><text:text-input text:description="&lt;line.bank_id.name or line.journal_id.name&gt;">21654321613</text:text-input></text:p>
                </table:table-cell>
                <table:covered-table-cell/>
                <table:covered-table-cell/>
                <table:table-cell table:style-name="Tabla4.E4" office:value-type="string">
                  <text:p text:style-name="P47"><text:text-input text:description="&lt;formatLang(line.amount)&gt;">65432161</text:text-input></text:p>
                </table:table-cell>
              </table:table-row>
              <table:table-row>
                <table:table-cell table:style-name="Tabla4.A6" table:number-columns-spanned="5" office:value-type="string">
                  <text:p text:style-name="P46"><text:text-input text:description="&lt;/for&gt;">End For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6">
                <table:table-cell table:style-name="Tabla4.A6" table:number-columns-spanned="5" office:value-type="string">
                  <text:p text:style-name="P60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7">
                <table:table-cell table:style-name="Tabla4.A2" office:value-type="string">
                  <text:p text:style-name="P59"><text:span text:style-name="Fuente_20_de_20_párrafo_20_predeter."><text:span text:style-name="T40">N Retencion</text:span></text:span></text:p>
                </table:table-cell>
                <table:table-cell table:style-name="Tabla4.C2" table:number-columns-spanned="3" office:value-type="string">
                  <text:p text:style-name="P59"><text:span text:style-name="Fuente_20_de_20_párrafo_20_predeter."><text:span text:style-name="T40">Descripcion</text:span></text:span></text:p>
                </table:table-cell>
                <table:covered-table-cell/>
                <table:covered-table-cell/>
                <table:table-cell table:style-name="Tabla4.D2" office:value-type="string">
                  <text:p text:style-name="P59"><text:span text:style-name="Fuente_20_de_20_párrafo_20_predeter."><text:span text:style-name="T40">Importe</text:span></text:span></text:p>
                </table:table-cell>
              </table:table-row>
              <table:table-row>
                <table:table-cell table:style-name="Tabla4.A8" table:number-columns-spanned="5" office:value-type="string">
                  <text:p text:style-name="P59"><text:text-input text:description="&lt;for each=&quot;line in (o.payment_ids.filtered(lambda x: x.tax_withholding_id))&quot;&gt;">For each line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4.A9" office:value-type="string">
                  <text:p text:style-name="P47"><text:text-input text:description="&lt;line.name or line.internal_number&gt;">21654321613</text:text-input></text:p>
                </table:table-cell>
                <table:table-cell table:style-name="Tabla4.B9" table:number-columns-spanned="3" office:value-type="string">
                  <text:p text:style-name="P47"><text:text-input text:description="&lt;line.tax_withholding_id.name&gt;">21654321613</text:text-input></text:p>
                </table:table-cell>
                <table:covered-table-cell/>
                <table:covered-table-cell/>
                <table:table-cell table:style-name="Tabla4.E9" office:value-type="string">
                  <text:p text:style-name="P47"><text:text-input text:description="&lt;formatLang(line.amount)&gt;">65432161</text:text-input></text:p>
                </table:table-cell>
              </table:table-row>
              <table:table-row>
                <table:table-cell table:style-name="Tabla4.A10" table:number-columns-spanned="5" office:value-type="string">
                  <text:p text:style-name="P48"><text:text-input text:description="&lt;/for&gt;">End For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4.A11" table:number-columns-spanned="5" office:value-type="string">
                  <text:p text:style-name="P48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12">
                <table:table-cell table:style-name="Tabla4.A12" table:number-columns-spanned="3" office:value-type="string">
                  <text:p text:style-name="P69">Retenciones</text:p>
                  <text:p text:style-name="P78">Cheques</text:p>
                  <text:p text:style-name="P79"><text:text-input text:description="&lt;for each=&quot;payment in o.payment_ids.filtered(lambda x: not x.tax_withholding_id and not x.check_ids)&quot;&gt;">For payment</text:text-input></text:p>
                  <text:p text:style-name="P70"><text:text-input text:description="&lt;payment.journal_id.name&gt;">Banco Municipaal</text:text-input></text:p>
                  <text:p text:style-name="P72"><text:text-input text:description="&lt;/for&gt;">/for</text:text-input></text:p>
                </table:table-cell>
                <table:covered-table-cell/>
                <table:covered-table-cell/>
                <table:table-cell table:style-name="Tabla4.D12" table:number-columns-spanned="2" office:value-type="string">
                  <text:p text:style-name="P73"><text:text-input text:description="&lt;formatLang(sum(o.payment_ids.filtered(lambda x: x.tax_withholding_id).mapped('amount')))&gt;">For journal</text:text-input></text:p>
                  <text:p text:style-name="P73"><text:text-input text:description="&lt;formatLang(sum(o.payment_ids.filtered(lambda x: x.check_ids).mapped('amount')))&gt;">For journal</text:text-input></text:p>
                  <text:p text:style-name="P80"><text:text-input text:description="&lt;for each=&quot;payment in o.payment_ids.filtered(lambda x: not x.tax_withholding_id and not x.check_ids)&quot;&gt;">For payment</text:text-input></text:p>
                  <text:p text:style-name="P71"><text:text-input text:description="&lt;formatLang(payment.amount)&gt;">9.999,50</text:text-input></text:p>
                  <text:p text:style-name="P81"><text:text-input text:description="&lt;/for&gt;">/for</text:text-input></text:p>
                </table:table-cell>
                <table:covered-table-cell/>
              </table:table-row>
              <table:table-row table:style-name="Tabla4.13">
                <table:table-cell table:style-name="Tabla4.A13" table:number-columns-spanned="3" office:value-type="string">
                  <text:p text:style-name="P82"><text:span text:style-name="T51">TOTAL PAGADO</text:span><text:span text:style-name="T52"> </text:span><text:span text:style-name="T53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a4.D13" table:number-columns-spanned="2" office:value-type="string">
                  <text:p text:style-name="P74"><text:text-input text:description="&lt;formatLang(o.payments_amount)&gt;">9.999,50</text:text-input></text:p>
                </table:table-cell>
                <table:covered-table-cell/>
              </table:table-row>
              <table:table-row table:style-name="Tabla4.14">
                <table:table-cell table:style-name="Tabla4.A14" table:number-columns-spanned="5" office:value-type="string">
                  <text:p text:style-name="P86"><text:span text:style-name="Fuente_20_de_20_párrafo_20_predeter."><text:span text:style-name="T54">So</text:span></text:span><text:span text:style-name="Fuente_20_de_20_párrafo_20_predeter."><text:span text:style-name="T55">n</text:span></text:span><text:span text:style-name="Fuente_20_de_20_párrafo_20_predeter."><text:span text:style-name="T56">: </text:span></text:span><text:span text:style-name="Fuente_20_de_20_párrafo_20_predeter."><text:span text:style-name="T56"><text:text-input text:description="&lt;number_to_string(o.payments_amount)&gt;">dos mil trecientos cuarenta y cuatro con cincuenta centavos</text:text-input></text:span></text:span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42"><text:span text:style-name="Fuente_20_de_20_párrafo_20_predeter."><text:span text:style-name="T19"/></text:span>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7" style:family="text">
      <style:text-properties fo:color="#221f1f" style:font-name="Lucida Sans" fo:font-size="10pt" style:font-size-asian="10pt" style:font-name-complex="Lucida Sans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2" style:family="text">
      <style:text-properties fo:color="#221f1f" style:font-name="Lucida Sans" fo:font-size="9pt" style:font-size-asian="9pt" style:font-name-complex="Lucida Sans" style:font-size-complex="9pt"/>
    </style:style>
    <style:style style:name="MT2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/>
    <style:style style:name="MT37" style:family="text">
      <style:text-properties fo:color="#221f1f" fo:letter-spacing="-0.007cm" fo:font-style="normal" officeooo:rsid="001c3d3e" style:font-style-asian="normal" style:font-style-complex="normal"/>
    </style:style>
    <style:style style:name="M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9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0" style:family="text">
      <style:text-properties style:use-window-font-color="true"/>
    </style:style>
    <style:style style:name="MT41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6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7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20"><text:text-input text:description="&lt;choose&gt;">ch</text:text-input></text:span><text:span text:style-name="MT20"><text:text-input text:description="&lt;when test=&quot;o.partner_type=='supplier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partner_type=='customer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1"/>
              <text:p text:style-name="MP22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5"/>
              <text:p text:style-name="MP24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6"/>
              <text:p text:style-name="MP27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 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29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1"><text:span text:style-name="Fuente_20_de_20_párrafo_20_predeter."/></text:p>
            </table:table-cell>
            <table:table-cell table:style-name="Tabla6.A1" office:value-type="string">
              <text:p text:style-name="MP32"><text:span text:style-name="MT37">OBSERVACIONES</text:span>: <text:span text:style-name="MT38"><text:placeholder text:placeholder-type="text">&lt;o.notes&gt;</text:placeholder></text:span></text:p>
            </table:table-cell>
            <table:table-cell table:style-name="Tabla6.A1" office:value-type="string">
              <text:p text:style-name="MP33"/>
            </table:table-cell>
            <table:table-cell table:style-name="Tabla6.D1" office:value-type="string">
              <text:p text:style-name="MP34"><text:s text:c="29"/></text:p>
              <text:p text:style-name="MP35"><text:span text:style-name="Fuente_20_de_20_párrafo_20_predeter."><text:span text:style-name="MT39">Firma</text:span></text:span></text:p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40"><text:s text:c="30"/></text:span></text:span></text:p>
              <text:p text:style-name="MP38"><text:span text:style-name="Fuente_20_de_20_párrafo_20_predeter."><text:span text:style-name="MT41">Aclaración</text:span></text:span></text:p>
            </table:table-cell>
            <table:table-cell table:style-name="Tabla6.A1" office:value-type="string">
              <text:p text:style-name="MP33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3-29T12:24:38.893837475</dc:date>
    <meta:editing-duration>P2DT9H47M32S</meta:editing-duration>
    <meta:editing-cycles>524</meta:editing-cycles>
    <meta:generator>LibreOffice/5.1.6.2$Linux_X86_64 LibreOffice_project/10m0$Build-2</meta:generator>
    <meta:document-statistic meta:table-count="7" meta:image-count="0" meta:object-count="0" meta:page-count="1" meta:paragraph-count="94" meta:word-count="357" meta:character-count="2022" meta:non-whitespace-character-count="1877"/>
  </office:meta>
</office:document-meta>
</file>